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bc0" officeooo:paragraph-rsid="00071bc0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71bc0" officeooo:paragraph-rsid="00071b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98c23" officeooo:paragraph-rsid="00098c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8f1" style:font-weight-asian="bold" style:font-weight-complex="bold"/>
    </style:style>
    <style:style style:name="T3" style:family="text">
      <style:text-properties officeooo:rsid="0008b8f1"/>
    </style:style>
    <style:style style:name="T4" style:family="text">
      <style:text-properties officeooo:rsid="00099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nathan Bulric Omaghon </text:p>
      <text:p text:style-name="P1"/>
      <text:p text:style-name="P1"><text:span text:style-name="T1">Gender</text:span>: Male; <text:span text:style-name="T1">Age</text:span>: 44; <text:span text:style-name="T1">Occupation</text:span>: Mechanized Investigator</text:p>
      <text:p text:style-name="P1"><text:span text:style-name="T1">Education</text:span>: Bachelors in Business; <text:span text:style-name="T1">Work</text:span> <text:span text:style-name="T1">History</text:span>: 4 years fast-food, 10 years united states marine corps; <text:span text:style-name="T1">Martial</text:span> <text:span text:style-name="T1">Status</text:span>: Married; <text:span text:style-name="T1">Work</text:span>-<text:span text:style-name="T1">Attitude</text:span>: Laid-Back workaholic, <text:span text:style-name="T1">Work</text:span>-<text:span text:style-name="T1">Ethic</text:span>: Work Smarter not Harder; <text:span text:style-name="T1">Country</text:span>: USA; <text:span text:style-name="T1">Years</text:span> <text:span text:style-name="T1">of</text:span> <text:span text:style-name="T1">Service</text:span> <text:span text:style-name="T1">in</text:span> <text:span text:style-name="T1">the</text:span> <text:span text:style-name="T1">MID</text:span>: 16; <text:span text:style-name="T2">Armadura</text:span><text:span text:style-name="T3"> </text:span><text:span text:style-name="T2">Preference</text:span><text:span text:style-name="T3">: Heavy/Any; <text:s/></text:span><text:span text:style-name="T2">Languages</text:span><text:span text:style-name="T3">: English, Spanish</text:span></text:p>
      <text:p text:style-name="P1"/>
      <text:p text:style-name="P3">Johnathan Bulric Omaghon was born in and raised in Montana, USA. <text:s/><text:span text:style-name="T4">As soon as he turned 18 he enlisted in the marines. <text:s/>He stayed in the marines until he was 28. <text:s/>He was recommended to be the USA contribution to the MID program, however John lacked the educational requirements to join. <text:s/>So he attended the University of Montana for 4 years to earn a bachelors degree in business so he can meet the requirements, he was shifted to marines corps reserves during this time. <text:s/>As soon as he graduated he joined up with the MID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6:18.252996705</meta:creation-date>
    <dc:date>2024-09-11T10:42:20.735215012</dc:date>
    <meta:editing-duration>PT26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46" meta:character-count="917" meta:non-whitespace-character-count="766"/>
  </office:meta>
</office:document-meta>
</file>